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3" table:style-name="ce25" office:value-type="float" office:value="0" calcext:value-type="float">
            <text:p>—</text:p>
          </table:table-cell>
          <table:table-cell table:style-name="ce25" office:value-type="float" office:value="0.0406851947979068" calcext:value-type="float">
            <text:p>0.04</text:p>
          </table:table-cell>
          <table:table-cell table:style-name="ce25" office:value-type="float" office:value="5.37760924920262" calcext:value-type="float">
            <text:p>5.38</text:p>
          </table:table-cell>
          <table:table-cell table:style-name="ce25" office:value-type="float" office:value="-0.282570731629603" calcext:value-type="float">
            <text:p>–0.28</text:p>
          </table:table-cell>
          <table:table-cell table:style-name="ce25" office:value-type="float" office:value="-0.412928776241631" calcext:value-type="float">
            <text:p>–0.41</text:p>
          </table:table-cell>
          <table:table-cell table:style-name="ce25" office:value-type="float" office:value="-0.155857151159706" calcext:value-type="float">
            <text:p>–0.16</text:p>
          </table:table-cell>
          <table:table-cell table:style-name="ce25" office:value-type="float" office:value="-0.257201646090535" calcext:value-type="float">
            <text:p>–0.26</text:p>
          </table:table-cell>
          <table:table-cell table:style-name="ce25" office:value-type="float" office:value="-0.281380931030741" calcext:value-type="float">
            <text:p>–0.28</text:p>
          </table:table-cell>
          <table:table-cell table:style-name="ce25" office:value-type="float" office:value="-5.17928286852589" calcext:value-type="float">
            <text:p>–5.18</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0701178681363372" calcext:value-type="float">
            <text:p>–0.00</text:p>
          </table:table-cell>
          <table:table-cell table:style-name="ce26" office:value-type="float" office:value="0.100625999423712" calcext:value-type="float">
            <text:p>0.10</text:p>
          </table:table-cell>
          <table:table-cell table:style-name="ce26" office:value-type="float" office:value="-0.0373745422378569" calcext:value-type="float">
            <text:p>–0.04</text:p>
          </table:table-cell>
          <table:table-cell table:style-name="ce26" office:value-type="float" office:value="-0.0467898712974144" calcext:value-type="float">
            <text:p>–0.05</text:p>
          </table:table-cell>
          <table:table-cell table:style-name="ce26" office:value-type="float" office:value="-0.0282443111833219" calcext:value-type="float">
            <text:p>–0.03</text:p>
          </table:table-cell>
          <table:table-cell table:style-name="ce26" office:value-type="float" office:value="-0.0206249355470723" calcext:value-type="float">
            <text:p>–0.02</text:p>
          </table:table-cell>
          <table:table-cell table:style-name="ce26" office:value-type="float" office:value="-0.0371960386218882" calcext:value-type="float">
            <text:p>–0.04</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6 月 底" calcext:value-type="string">
            <text:p><text:s/>中 華 民 國 <text:s/>114 年 6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16" calcext:value-type="float">
            <text:p><text:s text:c="3"/>142,616</text:p>
          </table:table-cell>
          <table:table-cell table:style-name="ce36" office:value-type="float" office:value="9810510" calcext:value-type="float">
            <text:p><text:s text:c="3"/>9,810,510</text:p>
          </table:table-cell>
          <table:table-cell table:style-name="ce36" office:value-type="float" office:value="23346741" calcext:value-type="float">
            <text:p><text:s text:c="3"/>23,346,741</text:p>
          </table:table-cell>
          <table:table-cell table:style-name="ce36" office:value-type="float" office:value="11492835" calcext:value-type="float">
            <text:p><text:s text:c="3"/>11,492,835</text:p>
          </table:table-cell>
          <table:table-cell table:style-name="ce36" office:value-type="float" office:value="11853906" calcext:value-type="float">
            <text:p><text:s text:c="3"/>11,853,906</text:p>
          </table:table-cell>
          <table:table-cell table:style-name="ce53" office:value-type="float" office:value="96.95" calcext:value-type="float">
            <text:p>96.95</text:p>
          </table:table-cell>
          <table:table-cell table:style-name="ce53" office:value-type="float" office:value="644.99" calcext:value-type="float">
            <text:p>644.99</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6" calcext:value-type="float">
            <text:p><text:s text:c="3"/>22,166</text:p>
          </table:table-cell>
          <table:table-cell table:style-name="ce36" office:value-type="float" office:value="1778240" calcext:value-type="float">
            <text:p><text:s text:c="3"/>1,778,240</text:p>
          </table:table-cell>
          <table:table-cell table:style-name="ce36" office:value-type="float" office:value="4048526" calcext:value-type="float">
            <text:p><text:s text:c="3"/>4,048,526</text:p>
          </table:table-cell>
          <table:table-cell table:style-name="ce36" office:value-type="float" office:value="1964831" calcext:value-type="float">
            <text:p><text:s text:c="3"/>1,964,831</text:p>
          </table:table-cell>
          <table:table-cell table:style-name="ce36" office:value-type="float" office:value="2083695" calcext:value-type="float">
            <text:p><text:s text:c="3"/>2,083,695</text:p>
          </table:table-cell>
          <table:table-cell table:style-name="ce53" office:value-type="float" office:value="94.3" calcext:value-type="float">
            <text:p>94.30</text:p>
          </table:table-cell>
          <table:table-cell table:style-name="ce53" office:value-type="float" office:value="1972.42" calcext:value-type="float">
            <text:p>1,972.42</text:p>
          </table:table-cell>
          <table:table-cell table:style-name="ce64" office:value-type="float" office:value="2.28" calcext:value-type="float">
            <text:p>2.28</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1" calcext:value-type="float">
            <text:p><text:s text:c="3"/>9,581</text:p>
          </table:table-cell>
          <table:table-cell table:style-name="ce36" office:value-type="float" office:value="1080955" calcext:value-type="float">
            <text:p><text:s text:c="3"/>1,080,955</text:p>
          </table:table-cell>
          <table:table-cell table:style-name="ce36" office:value-type="float" office:value="2453842" calcext:value-type="float">
            <text:p><text:s text:c="3"/>2,453,842</text:p>
          </table:table-cell>
          <table:table-cell table:style-name="ce36" office:value-type="float" office:value="1156117" calcext:value-type="float">
            <text:p><text:s text:c="3"/>1,156,117</text:p>
          </table:table-cell>
          <table:table-cell table:style-name="ce36" office:value-type="float" office:value="1297725" calcext:value-type="float">
            <text:p><text:s text:c="3"/>1,297,725</text:p>
          </table:table-cell>
          <table:table-cell table:style-name="ce53" office:value-type="float" office:value="89.09" calcext:value-type="float">
            <text:p>89.09</text:p>
          </table:table-cell>
          <table:table-cell table:style-name="ce53" office:value-type="float" office:value="9028.13" calcext:value-type="float">
            <text:p>9,028.13</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2" calcext:value-type="float">
            <text:p><text:s text:c="3"/>12,002</text:p>
          </table:table-cell>
          <table:table-cell table:style-name="ce36" office:value-type="float" office:value="981595" calcext:value-type="float">
            <text:p><text:s text:c="3"/>981,595</text:p>
          </table:table-cell>
          <table:table-cell table:style-name="ce36" office:value-type="float" office:value="2349804" calcext:value-type="float">
            <text:p><text:s text:c="3"/>2,349,804</text:p>
          </table:table-cell>
          <table:table-cell table:style-name="ce36" office:value-type="float" office:value="1156226" calcext:value-type="float">
            <text:p><text:s text:c="3"/>1,156,226</text:p>
          </table:table-cell>
          <table:table-cell table:style-name="ce36" office:value-type="float" office:value="1193578" calcext:value-type="float">
            <text:p><text:s text:c="3"/>1,193,578</text:p>
          </table:table-cell>
          <table:table-cell table:style-name="ce53" office:value-type="float" office:value="96.87" calcext:value-type="float">
            <text:p>96.87</text:p>
          </table:table-cell>
          <table:table-cell table:style-name="ce53" office:value-type="float" office:value="1924.56" calcext:value-type="float">
            <text:p>1,924.56</text:p>
          </table:table-cell>
          <table:table-cell table:style-name="ce64" office:value-type="float" office:value="2.39" calcext:value-type="float">
            <text:p>2.39</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0265" calcext:value-type="float">
            <text:p><text:s text:c="3"/>1,160,265</text:p>
          </table:table-cell>
          <table:table-cell table:style-name="ce36" office:value-type="float" office:value="2867641" calcext:value-type="float">
            <text:p><text:s text:c="3"/>2,867,641</text:p>
          </table:table-cell>
          <table:table-cell table:style-name="ce36" office:value-type="float" office:value="1398376" calcext:value-type="float">
            <text:p><text:s text:c="3"/>1,398,376</text:p>
          </table:table-cell>
          <table:table-cell table:style-name="ce36" office:value-type="float" office:value="1469265" calcext:value-type="float">
            <text:p><text:s text:c="3"/>1,469,265</text:p>
          </table:table-cell>
          <table:table-cell table:style-name="ce53" office:value-type="float" office:value="95.18" calcext:value-type="float">
            <text:p>95.18</text:p>
          </table:table-cell>
          <table:table-cell table:style-name="ce53" office:value-type="float" office:value="1294.71" calcext:value-type="float">
            <text:p>1,294.71</text:p>
          </table:table-cell>
          <table:table-cell table:style-name="ce64" office:value-type="float" office:value="2.47" calcext:value-type="float">
            <text:p>2.47</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2881" calcext:value-type="float">
            <text:p><text:s text:c="3"/>772,881</text:p>
          </table:table-cell>
          <table:table-cell table:style-name="ce36" office:value-type="float" office:value="1856931" calcext:value-type="float">
            <text:p><text:s text:c="3"/>1,856,931</text:p>
          </table:table-cell>
          <table:table-cell table:style-name="ce36" office:value-type="float" office:value="920122" calcext:value-type="float">
            <text:p><text:s text:c="3"/>920,122</text:p>
          </table:table-cell>
          <table:table-cell table:style-name="ce36" office:value-type="float" office:value="936809" calcext:value-type="float">
            <text:p><text:s text:c="3"/>936,809</text:p>
          </table:table-cell>
          <table:table-cell table:style-name="ce53" office:value-type="float" office:value="98.22" calcext:value-type="float">
            <text:p>98.22</text:p>
          </table:table-cell>
          <table:table-cell table:style-name="ce53" office:value-type="float" office:value="847.27" calcext:value-type="float">
            <text:p>847.27</text:p>
          </table:table-cell>
          <table:table-cell table:style-name="ce64" office:value-type="float" office:value="2.4" calcext:value-type="float">
            <text:p>2.40</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4" calcext:value-type="float">
            <text:p><text:s text:c="3"/>17,214</text:p>
          </table:table-cell>
          <table:table-cell table:style-name="ce36" office:value-type="float" office:value="1206595" calcext:value-type="float">
            <text:p><text:s text:c="3"/>1,206,595</text:p>
          </table:table-cell>
          <table:table-cell table:style-name="ce36" office:value-type="float" office:value="2725804" calcext:value-type="float">
            <text:p><text:s text:c="3"/>2,725,804</text:p>
          </table:table-cell>
          <table:table-cell table:style-name="ce36" office:value-type="float" office:value="1333558" calcext:value-type="float">
            <text:p><text:s text:c="3"/>1,333,558</text:p>
          </table:table-cell>
          <table:table-cell table:style-name="ce36" office:value-type="float" office:value="1392246" calcext:value-type="float">
            <text:p><text:s text:c="3"/>1,392,246</text:p>
          </table:table-cell>
          <table:table-cell table:style-name="ce53" office:value-type="float" office:value="95.78" calcext:value-type="float">
            <text:p>95.78</text:p>
          </table:table-cell>
          <table:table-cell table:style-name="ce53" office:value-type="float" office:value="923.34" calcext:value-type="float">
            <text:p>923.34</text:p>
          </table:table-cell>
          <table:table-cell table:style-name="ce64" office:value-type="float" office:value="2.26" calcext:value-type="float">
            <text:p>2.26</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40" calcext:value-type="float">
            <text:p><text:s text:c="3"/>58,540</text:p>
          </table:table-cell>
          <table:table-cell table:style-name="ce36" office:value-type="float" office:value="2779253" calcext:value-type="float">
            <text:p><text:s text:c="3"/>2,779,253</text:p>
          </table:table-cell>
          <table:table-cell table:style-name="ce36" office:value-type="float" office:value="6890790" calcext:value-type="float">
            <text:p><text:s text:c="3"/>6,890,790</text:p>
          </table:table-cell>
          <table:table-cell table:style-name="ce36" office:value-type="float" office:value="3486233" calcext:value-type="float">
            <text:p><text:s text:c="3"/>3,486,233</text:p>
          </table:table-cell>
          <table:table-cell table:style-name="ce36" office:value-type="float" office:value="3404557" calcext:value-type="float">
            <text:p><text:s text:c="3"/>3,404,557</text:p>
          </table:table-cell>
          <table:table-cell table:style-name="ce53" office:value-type="float" office:value="102.4" calcext:value-type="float">
            <text:p>102.40</text:p>
          </table:table-cell>
          <table:table-cell table:style-name="ce53" office:value-type="float" office:value="274.42" calcext:value-type="float">
            <text:p>274.42</text:p>
          </table:table-cell>
          <table:table-cell table:style-name="ce64" office:value-type="float" office:value="2.48" calcext:value-type="float">
            <text:p>2.48</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2927" calcext:value-type="float">
            <text:p><text:s text:c="3"/>192,927</text:p>
          </table:table-cell>
          <table:table-cell table:style-name="ce37" office:value-type="float" office:value="450468" calcext:value-type="float">
            <text:p><text:s text:c="3"/>450,468</text:p>
          </table:table-cell>
          <table:table-cell table:style-name="ce37" office:value-type="float" office:value="225620" calcext:value-type="float">
            <text:p><text:s text:c="3"/>225,620</text:p>
          </table:table-cell>
          <table:table-cell table:style-name="ce37" office:value-type="float" office:value="224848" calcext:value-type="float">
            <text:p><text:s text:c="3"/>224,848</text:p>
          </table:table-cell>
          <table:table-cell table:style-name="ce54" office:value-type="float" office:value="100.34" calcext:value-type="float">
            <text:p>100.34</text:p>
          </table:table-cell>
          <table:table-cell table:style-name="ce54" office:value-type="float" office:value="210.14" calcext:value-type="float">
            <text:p>210.14</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8" calcext:value-type="float">
            <text:p><text:s text:c="3"/>3,418</text:p>
          </table:table-cell>
          <table:table-cell table:style-name="ce37" office:value-type="float" office:value="240162" calcext:value-type="float">
            <text:p><text:s text:c="3"/>240,162</text:p>
          </table:table-cell>
          <table:table-cell table:style-name="ce37" office:value-type="float" office:value="596849" calcext:value-type="float">
            <text:p><text:s text:c="3"/>596,849</text:p>
          </table:table-cell>
          <table:table-cell table:style-name="ce37" office:value-type="float" office:value="303706" calcext:value-type="float">
            <text:p><text:s text:c="3"/>303,706</text:p>
          </table:table-cell>
          <table:table-cell table:style-name="ce37" office:value-type="float" office:value="293143" calcext:value-type="float">
            <text:p><text:s text:c="3"/>293,143</text:p>
          </table:table-cell>
          <table:table-cell table:style-name="ce54" office:value-type="float" office:value="103.6" calcext:value-type="float">
            <text:p>103.60</text:p>
          </table:table-cell>
          <table:table-cell table:style-name="ce54" office:value-type="float" office:value="418.1" calcext:value-type="float">
            <text:p>418.10</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1" calcext:value-type="float">
            <text:p><text:s text:c="3"/>4,701</text:p>
          </table:table-cell>
          <table:table-cell table:style-name="ce37" office:value-type="float" office:value="211858" calcext:value-type="float">
            <text:p><text:s text:c="3"/>211,858</text:p>
          </table:table-cell>
          <table:table-cell table:style-name="ce37" office:value-type="float" office:value="532545" calcext:value-type="float">
            <text:p><text:s text:c="3"/>532,545</text:p>
          </table:table-cell>
          <table:table-cell table:style-name="ce37" office:value-type="float" office:value="273650" calcext:value-type="float">
            <text:p><text:s text:c="3"/>273,650</text:p>
          </table:table-cell>
          <table:table-cell table:style-name="ce37" office:value-type="float" office:value="258895" calcext:value-type="float">
            <text:p><text:s text:c="3"/>258,895</text:p>
          </table:table-cell>
          <table:table-cell table:style-name="ce54" office:value-type="float" office:value="105.7" calcext:value-type="float">
            <text:p>105.70</text:p>
          </table:table-cell>
          <table:table-cell table:style-name="ce54" office:value-type="float" office:value="292.56" calcext:value-type="float">
            <text:p>292.56</text:p>
          </table:table-cell>
          <table:table-cell table:style-name="ce65" office:value-type="float" office:value="2.51" calcext:value-type="float">
            <text:p>2.51</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43477" calcext:value-type="float">
            <text:p><text:s text:c="3"/>443,477</text:p>
          </table:table-cell>
          <table:table-cell table:style-name="ce37" office:value-type="float" office:value="1216624" calcext:value-type="float">
            <text:p><text:s text:c="3"/>1,216,624</text:p>
          </table:table-cell>
          <table:table-cell table:style-name="ce37" office:value-type="float" office:value="616973" calcext:value-type="float">
            <text:p><text:s text:c="3"/>616,973</text:p>
          </table:table-cell>
          <table:table-cell table:style-name="ce37" office:value-type="float" office:value="599651" calcext:value-type="float">
            <text:p><text:s text:c="3"/>599,651</text:p>
          </table:table-cell>
          <table:table-cell table:style-name="ce54" office:value-type="float" office:value="102.89" calcext:value-type="float">
            <text:p>102.89</text:p>
          </table:table-cell>
          <table:table-cell table:style-name="ce54" office:value-type="float" office:value="1132.38" calcext:value-type="float">
            <text:p>1,132.38</text:p>
          </table:table-cell>
          <table:table-cell table:style-name="ce65" office:value-type="float" office:value="2.74" calcext:value-type="float">
            <text:p>2.74</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455" calcext:value-type="float">
            <text:p><text:s text:c="3"/>189,455</text:p>
          </table:table-cell>
          <table:table-cell table:style-name="ce37" office:value-type="float" office:value="469893" calcext:value-type="float">
            <text:p><text:s text:c="3"/>469,893</text:p>
          </table:table-cell>
          <table:table-cell table:style-name="ce37" office:value-type="float" office:value="238830" calcext:value-type="float">
            <text:p><text:s text:c="3"/>238,830</text:p>
          </table:table-cell>
          <table:table-cell table:style-name="ce37" office:value-type="float" office:value="231063" calcext:value-type="float">
            <text:p><text:s text:c="3"/>231,063</text:p>
          </table:table-cell>
          <table:table-cell table:style-name="ce54" office:value-type="float" office:value="103.36" calcext:value-type="float">
            <text:p>103.36</text:p>
          </table:table-cell>
          <table:table-cell table:style-name="ce54" office:value-type="float" office:value="114.43" calcext:value-type="float">
            <text:p>114.43</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62126" calcext:value-type="float">
            <text:p><text:s text:c="3"/>262,126</text:p>
          </table:table-cell>
          <table:table-cell table:style-name="ce37" office:value-type="float" office:value="654539" calcext:value-type="float">
            <text:p><text:s text:c="3"/>654,539</text:p>
          </table:table-cell>
          <table:table-cell table:style-name="ce37" office:value-type="float" office:value="336447" calcext:value-type="float">
            <text:p><text:s text:c="3"/>336,447</text:p>
          </table:table-cell>
          <table:table-cell table:style-name="ce37" office:value-type="float" office:value="318092" calcext:value-type="float">
            <text:p><text:s text:c="3"/>318,092</text:p>
          </table:table-cell>
          <table:table-cell table:style-name="ce54" office:value-type="float" office:value="105.77" calcext:value-type="float">
            <text:p>105.77</text:p>
          </table:table-cell>
          <table:table-cell table:style-name="ce54" office:value-type="float" office:value="507.07" calcext:value-type="float">
            <text:p>507.07</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252" calcext:value-type="float">
            <text:p><text:s text:c="3"/>195,252</text:p>
          </table:table-cell>
          <table:table-cell table:style-name="ce37" office:value-type="float" office:value="476106" calcext:value-type="float">
            <text:p><text:s text:c="3"/>476,106</text:p>
          </table:table-cell>
          <table:table-cell table:style-name="ce37" office:value-type="float" office:value="246328" calcext:value-type="float">
            <text:p><text:s text:c="3"/>246,328</text:p>
          </table:table-cell>
          <table:table-cell table:style-name="ce37" office:value-type="float" office:value="229778" calcext:value-type="float">
            <text:p><text:s text:c="3"/>229,778</text:p>
          </table:table-cell>
          <table:table-cell table:style-name="ce54" office:value-type="float" office:value="107.2" calcext:value-type="float">
            <text:p>107.20</text:p>
          </table:table-cell>
          <table:table-cell table:style-name="ce54" office:value-type="float" office:value="250.1" calcext:value-type="float">
            <text:p>250.10</text:p>
          </table:table-cell>
          <table:table-cell table:style-name="ce65" office:value-type="float" office:value="2.44" calcext:value-type="float">
            <text:p>2.44</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09" calcext:value-type="float">
            <text:p><text:s text:c="3"/>7,109</text:p>
          </table:table-cell>
          <table:table-cell table:style-name="ce37" office:value-type="float" office:value="312955" calcext:value-type="float">
            <text:p><text:s text:c="3"/>312,955</text:p>
          </table:table-cell>
          <table:table-cell table:style-name="ce37" office:value-type="float" office:value="785792" calcext:value-type="float">
            <text:p><text:s text:c="3"/>785,792</text:p>
          </table:table-cell>
          <table:table-cell table:style-name="ce37" office:value-type="float" office:value="397279" calcext:value-type="float">
            <text:p><text:s text:c="3"/>397,279</text:p>
          </table:table-cell>
          <table:table-cell table:style-name="ce37" office:value-type="float" office:value="388513" calcext:value-type="float">
            <text:p><text:s text:c="3"/>388,513</text:p>
          </table:table-cell>
          <table:table-cell table:style-name="ce54" office:value-type="float" office:value="102.26" calcext:value-type="float">
            <text:p>102.26</text:p>
          </table:table-cell>
          <table:table-cell table:style-name="ce54" office:value-type="float" office:value="283.11" calcext:value-type="float">
            <text:p>283.11</text:p>
          </table:table-cell>
          <table:table-cell table:style-name="ce65" office:value-type="float" office:value="2.51" calcext:value-type="float">
            <text:p>2.51</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747" calcext:value-type="float">
            <text:p><text:s text:c="3"/>87,747</text:p>
          </table:table-cell>
          <table:table-cell table:style-name="ce37" office:value-type="float" office:value="209231" calcext:value-type="float">
            <text:p><text:s text:c="3"/>209,231</text:p>
          </table:table-cell>
          <table:table-cell table:style-name="ce37" office:value-type="float" office:value="106473" calcext:value-type="float">
            <text:p><text:s text:c="3"/>106,473</text:p>
          </table:table-cell>
          <table:table-cell table:style-name="ce37" office:value-type="float" office:value="102758" calcext:value-type="float">
            <text:p><text:s text:c="3"/>102,758</text:p>
          </table:table-cell>
          <table:table-cell table:style-name="ce54" office:value-type="float" office:value="103.62" calcext:value-type="float">
            <text:p>103.62</text:p>
          </table:table-cell>
          <table:table-cell table:style-name="ce54" office:value-type="float" office:value="59.52" calcext:value-type="float">
            <text:p>59.52</text:p>
          </table:table-cell>
          <table:table-cell table:style-name="ce65" office:value-type="float" office:value="2.38" calcext:value-type="float">
            <text:p>2.38</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1" calcext:value-type="float">
            <text:p><text:s text:c="3"/>3,621</text:p>
          </table:table-cell>
          <table:table-cell table:style-name="ce37" office:value-type="float" office:value="133391" calcext:value-type="float">
            <text:p><text:s text:c="3"/>133,391</text:p>
          </table:table-cell>
          <table:table-cell table:style-name="ce37" office:value-type="float" office:value="314053" calcext:value-type="float">
            <text:p><text:s text:c="3"/>314,053</text:p>
          </table:table-cell>
          <table:table-cell table:style-name="ce37" office:value-type="float" office:value="157418" calcext:value-type="float">
            <text:p><text:s text:c="3"/>157,418</text:p>
          </table:table-cell>
          <table:table-cell table:style-name="ce37" office:value-type="float" office:value="156635" calcext:value-type="float">
            <text:p><text:s text:c="3"/>156,635</text:p>
          </table:table-cell>
          <table:table-cell table:style-name="ce54" office:value-type="float" office:value="100.5" calcext:value-type="float">
            <text:p>100.50</text:p>
          </table:table-cell>
          <table:table-cell table:style-name="ce54" office:value-type="float" office:value="67.85" calcext:value-type="float">
            <text:p>67.85</text:p>
          </table:table-cell>
          <table:table-cell table:style-name="ce65" office:value-type="float" office:value="2.35" calcext:value-type="float">
            <text:p>2.35</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614" calcext:value-type="float">
            <text:p><text:s text:c="3"/>44,614</text:p>
          </table:table-cell>
          <table:table-cell table:style-name="ce37" office:value-type="float" office:value="106594" calcext:value-type="float">
            <text:p><text:s text:c="3"/>106,594</text:p>
          </table:table-cell>
          <table:table-cell table:style-name="ce37" office:value-type="float" office:value="54490" calcext:value-type="float">
            <text:p><text:s text:c="3"/>54,490</text:p>
          </table:table-cell>
          <table:table-cell table:style-name="ce37" office:value-type="float" office:value="52104" calcext:value-type="float">
            <text:p><text:s text:c="3"/>52,104</text:p>
          </table:table-cell>
          <table:table-cell table:style-name="ce54" office:value-type="float" office:value="104.58" calcext:value-type="float">
            <text:p>104.58</text:p>
          </table:table-cell>
          <table:table-cell table:style-name="ce54" office:value-type="float" office:value="840.22" calcext:value-type="float">
            <text:p>840.22</text:p>
          </table:table-cell>
          <table:table-cell table:style-name="ce65" office:value-type="float" office:value="2.39" calcext:value-type="float">
            <text:p>2.39</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7881" calcext:value-type="float">
            <text:p><text:s text:c="3"/>167,881</text:p>
          </table:table-cell>
          <table:table-cell table:style-name="ce37" office:value-type="float" office:value="361089" calcext:value-type="float">
            <text:p><text:s text:c="3"/>361,089</text:p>
          </table:table-cell>
          <table:table-cell table:style-name="ce37" office:value-type="float" office:value="179006" calcext:value-type="float">
            <text:p><text:s text:c="3"/>179,006</text:p>
          </table:table-cell>
          <table:table-cell table:style-name="ce37" office:value-type="float" office:value="182083" calcext:value-type="float">
            <text:p><text:s text:c="3"/>182,083</text:p>
          </table:table-cell>
          <table:table-cell table:style-name="ce54" office:value-type="float" office:value="98.31" calcext:value-type="float">
            <text:p>98.31</text:p>
          </table:table-cell>
          <table:table-cell table:style-name="ce54" office:value-type="float" office:value="2719.89" calcext:value-type="float">
            <text:p>2,719.89</text:p>
          </table:table-cell>
          <table:table-cell table:style-name="ce65" office:value-type="float" office:value="2.15" calcext:value-type="float">
            <text:p>2.15</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8891" calcext:value-type="float">
            <text:p><text:s text:c="3"/>188,891</text:p>
          </table:table-cell>
          <table:table-cell table:style-name="ce37" office:value-type="float" office:value="455829" calcext:value-type="float">
            <text:p><text:s text:c="3"/>455,829</text:p>
          </table:table-cell>
          <table:table-cell table:style-name="ce37" office:value-type="float" office:value="225027" calcext:value-type="float">
            <text:p><text:s text:c="3"/>225,027</text:p>
          </table:table-cell>
          <table:table-cell table:style-name="ce37" office:value-type="float" office:value="230802" calcext:value-type="float">
            <text:p><text:s text:c="3"/>230,802</text:p>
          </table:table-cell>
          <table:table-cell table:style-name="ce54" office:value-type="float" office:value="97.5" calcext:value-type="float">
            <text:p>97.50</text:p>
          </table:table-cell>
          <table:table-cell table:style-name="ce54" office:value-type="float" office:value="4376.55" calcext:value-type="float">
            <text:p>4,376.55</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517" calcext:value-type="float">
            <text:p><text:s text:c="3"/>108,517</text:p>
          </table:table-cell>
          <table:table-cell table:style-name="ce37" office:value-type="float" office:value="261178" calcext:value-type="float">
            <text:p><text:s text:c="3"/>261,178</text:p>
          </table:table-cell>
          <table:table-cell table:style-name="ce37" office:value-type="float" office:value="124986" calcext:value-type="float">
            <text:p><text:s text:c="3"/>124,986</text:p>
          </table:table-cell>
          <table:table-cell table:style-name="ce37" office:value-type="float" office:value="136192" calcext:value-type="float">
            <text:p><text:s text:c="3"/>136,192</text:p>
          </table:table-cell>
          <table:table-cell table:style-name="ce54" office:value-type="float" office:value="91.77" calcext:value-type="float">
            <text:p>91.77</text:p>
          </table:table-cell>
          <table:table-cell table:style-name="ce54" office:value-type="float" office:value="4351.11" calcext:value-type="float">
            <text:p>4,351.11</text:p>
          </table:table-cell>
          <table:table-cell table:style-name="ce65" office:value-type="float" office:value="2.41" calcext:value-type="float">
            <text:p>2.41</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726" calcext:value-type="float">
            <text:p><text:s text:c="3"/>50,726</text:p>
          </table:table-cell>
          <table:table-cell table:style-name="ce36" office:value-type="float" office:value="153403" calcext:value-type="float">
            <text:p><text:s text:c="3"/>153,403</text:p>
          </table:table-cell>
          <table:table-cell table:style-name="ce36" office:value-type="float" office:value="77372" calcext:value-type="float">
            <text:p><text:s text:c="3"/>77,372</text:p>
          </table:table-cell>
          <table:table-cell table:style-name="ce36" office:value-type="float" office:value="76031" calcext:value-type="float">
            <text:p><text:s text:c="3"/>76,031</text:p>
          </table:table-cell>
          <table:table-cell table:style-name="ce53" office:value-type="float" office:value="101.76" calcext:value-type="float">
            <text:p>101.76</text:p>
          </table:table-cell>
          <table:table-cell table:style-name="ce53" office:value-type="float" office:value="850.09" calcext:value-type="float">
            <text:p>850.09</text:p>
          </table:table-cell>
          <table:table-cell table:style-name="ce64" office:value-type="float" office:value="3.02" calcext:value-type="float">
            <text:p>3.02</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16" calcext:value-type="float">
            <text:p><text:s text:c="3"/>46,716</text:p>
          </table:table-cell>
          <table:table-cell table:style-name="ce37" office:value-type="float" office:value="139798" calcext:value-type="float">
            <text:p><text:s text:c="3"/>139,798</text:p>
          </table:table-cell>
          <table:table-cell table:style-name="ce37" office:value-type="float" office:value="69466" calcext:value-type="float">
            <text:p><text:s text:c="3"/>69,466</text:p>
          </table:table-cell>
          <table:table-cell table:style-name="ce37" office:value-type="float" office:value="70332" calcext:value-type="float">
            <text:p><text:s text:c="3"/>70,332</text:p>
          </table:table-cell>
          <table:table-cell table:style-name="ce54" office:value-type="float" office:value="98.77" calcext:value-type="float">
            <text:p>98.77</text:p>
          </table:table-cell>
          <table:table-cell table:style-name="ce54" office:value-type="float" office:value="921.81" calcext:value-type="float">
            <text:p>921.81</text:p>
          </table:table-cell>
          <table:table-cell table:style-name="ce65" office:value-type="float" office:value="2.99" calcext:value-type="float">
            <text:p>2.99</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10" calcext:value-type="float">
            <text:p><text:s text:c="3"/>4,010</text:p>
          </table:table-cell>
          <table:table-cell table:style-name="ce37" office:value-type="float" office:value="13605" calcext:value-type="float">
            <text:p><text:s text:c="3"/>13,605</text:p>
          </table:table-cell>
          <table:table-cell table:style-name="ce37" office:value-type="float" office:value="7906" calcext:value-type="float">
            <text:p><text:s text:c="3"/>7,906</text:p>
          </table:table-cell>
          <table:table-cell table:style-name="ce37" office:value-type="float" office:value="5699" calcext:value-type="float">
            <text:p><text:s text:c="3"/>5,699</text:p>
          </table:table-cell>
          <table:table-cell table:style-name="ce54" office:value-type="float" office:value="138.73" calcext:value-type="float">
            <text:p>138.73</text:p>
          </table:table-cell>
          <table:table-cell table:style-name="ce54" office:value-type="float" office:value="472.4" calcext:value-type="float">
            <text:p>472.40</text:p>
          </table:table-cell>
          <table:table-cell table:style-name="ce65" office:value-type="float" office:value="3.39" calcext:value-type="float">
            <text:p>3.39</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